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772H36M13.905051S" calcext:value-type="time">
            <text:p>1772:36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Avatar heal progress meter &amp; health/Tutorial tweak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15H34M35.799S" calcext:value-type="time">
            <text:p>15:3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5">00/00/0000</text:date>, <text:time style:data-style-name="N2" text:time-value="08:15:17.8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25T10:01:38.160000000</dc:date>
    <meta:editing-duration>P79DT13H6M56S</meta:editing-duration>
    <meta:editing-cycles>2100</meta:editing-cycles>
    <meta:generator>LibreOffice/7.2.6.2$Windows_X86_64 LibreOffice_project/b0ec3a565991f7569a5a7f5d24fed7f52653d754</meta:generator>
    <dc:creator>Benjamin Laws</dc:creator>
    <meta:document-statistic meta:table-count="2" meta:cell-count="2578" meta:object-count="0"/>
  </office:meta>
</office:document-meta>
</file>